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32cm" svg:y1="1.032cm" svg:x2="0.935cm" svg:y2="20.069cm" svg:d="M1032 1032l-97 19037" svg:viewBox="0 0 98 19038">
          <text:p/>
        </draw:connector>
        <draw:connector draw:style-name="gr1" draw:text-style-name="P1" xml:id="id2" draw:id="id2" draw:layer="layout" draw:type="line" svg:x1="1.032cm" svg:y1="1.032cm" svg:x2="28.717cm" svg:y2="1.032cm" draw:start-shape="id1" draw:start-glue-point="2" svg:d="M1032 1032h27685" svg:viewBox="0 0 27686 1">
          <text:p/>
        </draw:connector>
        <draw:connector draw:style-name="gr1" draw:text-style-name="P1" xml:id="id3" draw:id="id3" draw:layer="layout" draw:type="line" svg:x1="28.717cm" svg:y1="1.032cm" svg:x2="28.684cm" svg:y2="20.069cm" draw:start-shape="id2" draw:start-glue-point="3" svg:d="M28717 1032l-33 19037" svg:viewBox="0 0 34 19038">
          <text:p/>
        </draw:connector>
        <draw:connector draw:style-name="gr1" draw:text-style-name="P1" draw:layer="layout" draw:type="line" svg:x1="0.935cm" svg:y1="20.069cm" svg:x2="22.715cm" svg:y2="19.973cm" draw:start-shape="id1" draw:start-glue-point="3" svg:d="M935 20069l21780-96" svg:viewBox="0 0 21781 97">
          <text:p/>
        </draw:connector>
        <draw:connector draw:style-name="gr1" draw:text-style-name="P1" xml:id="id4" draw:id="id4" draw:layer="layout" draw:type="line" svg:x1="28.684cm" svg:y1="20.069cm" svg:x2="24.877cm" svg:y2="20.005cm" draw:start-shape="id3" draw:start-glue-point="3" svg:d="M28684 20069l-3807-64" svg:viewBox="0 0 3808 65">
          <text:p/>
        </draw:connector>
        <draw:custom-shape draw:style-name="gr2" draw:text-style-name="P1" draw:layer="layout" svg:width="0.9cm" svg:height="1.3cm" svg:x="3.1cm" svg:y="2.3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3.1cm" svg:y="1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3.9cm" svg:y="1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3.9cm" svg:y="2.3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cm" svg:y="1cm">
          <text:p text:style-name="P1">S/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cm" svg:y="2.3cm">
          <text:p text:style-name="P1">S/I</text:p>
          <draw:enhanced-geometry svg:viewBox="0 0 21600 21600" draw:type="rectangle" draw:enhanced-path="M 0 0 L 21600 0 21600 21600 0 21600 0 0 Z N"/>
        </draw:custom-shape>
        <draw:frame draw:style-name="gr3" draw:layer="layout" svg:width="10.6cm" svg:height="3.55cm" svg:x="8.4cm" svg:y="7.2cm">
          <draw:text-box>
            <text:p/>
            <text:p/>
            <text:p><text:span text:style-name="T1"><text:s text:c="12"/></text:span><text:span text:style-name="T2">S2</text:span></text:p>
          </draw:text-box>
        </draw:frame>
        <draw:connector draw:style-name="gr1" draw:text-style-name="P1" draw:layer="layout" draw:type="line" svg:x1="22.747cm" svg:y1="20.908cm" svg:x2="22.715cm" svg:y2="18.004cm" svg:d="M22747 20908l-32-2904" svg:viewBox="0 0 33 2905">
          <text:p/>
        </draw:connector>
        <draw:connector draw:style-name="gr1" draw:text-style-name="P1" draw:layer="layout" draw:type="line" svg:x1="24.877cm" svg:y1="20.005cm" svg:x2="24.845cm" svg:y2="18.069cm" draw:start-shape="id4" draw:start-glue-point="3" svg:d="M24877 20005l-32-1936" svg:viewBox="0 0 33 1937">
          <text:p/>
        </draw:connector>
        <draw:connector draw:style-name="gr1" draw:text-style-name="P1" draw:layer="layout" draw:type="line" svg:x1="24.877cm" svg:y1="20.005cm" svg:x2="24.909cm" svg:y2="20.94cm" draw:start-shape="id4" draw:start-glue-point="3" svg:d="M24877 20005l32 935" svg:viewBox="0 0 33 9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30T09:58:54.647608456</meta:creation-date>
    <dc:date>2016-06-30T10:07:03.819481003</dc:date>
    <dc:creator>SD Canto</dc:creator>
    <meta:editing-duration>P0D</meta:editing-duration>
    <meta:editing-cycles>1</meta:editing-cycles>
    <meta:document-statistic meta:object-count="15"/>
    <meta:generator>LibreOffice/4.2.8.2$Linux_x86 LibreOffice_project/420m0$Build-2</meta:generator>
  </office:meta>
</office:document-meta>
</file>